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Calibri3" svg:font-family="Calibri" style:font-family-generic="swiss"/>
    <style:font-face style:name="Californian FB" svg:font-family="'Californian FB'" style:font-family-generic="roman" style:font-pitch="variabl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6.194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26.196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508cm"/>
    </style:style>
    <style:style style:name="co12" style:family="table-column">
      <style:table-column-properties fo:break-before="auto" style:column-width="1.5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2.177cm" fo:break-before="auto" style:use-optimal-row-height="false"/>
    </style:style>
    <style:style style:name="ro9" style:family="table-row">
      <style:table-row-properties style:row-height="1.185cm" fo:break-before="auto" style:use-optimal-row-height="false"/>
    </style:style>
    <style:style style:name="ro10" style:family="table-row">
      <style:table-row-properties style:row-height="1.058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ro12" style:family="table-row">
      <style:table-row-properties style:row-height="0.49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0.612cm" fo:break-before="auto" style:use-optimal-row-height="true"/>
    </style:style>
    <style:style style:name="ro15" style:family="table-row">
      <style:table-row-properties style:row-height="2.18cm" fo:break-before="auto" style:use-optimal-row-height="false"/>
    </style:style>
    <style:style style:name="ro16" style:family="table-row">
      <style:table-row-properties style:row-height="1.184cm" fo:break-before="auto" style:use-optimal-row-height="false"/>
    </style:style>
    <style:style style:name="ro17" style:family="table-row">
      <style:table-row-properties style:row-height="0.524cm" fo:break-before="auto" style:use-optimal-row-height="false"/>
    </style:style>
    <style:style style:name="ro18" style:family="table-row">
      <style:table-row-properties style:row-height="0.974cm" fo:break-before="auto" style:use-optimal-row-height="true"/>
    </style:style>
    <style:style style:name="ro19" style:family="table-row">
      <style:table-row-properties style:row-height="0.265cm" fo:break-before="auto" style:use-optimal-row-height="false"/>
    </style:style>
    <style:style style:name="ro20" style:family="table-row">
      <style:table-row-properties style:row-height="2.395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ext-properties style:font-name="Calibri2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2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2" fo:font-size="12pt" style:font-size-asian="12pt" style:font-size-complex="12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2" fo:font-size="12pt" style:font-size-asian="12pt" style:font-size-complex="12pt"/>
    </style:style>
    <style:style style:name="ce1" style:family="table-cell" style:parent-style-name="Default" style:data-style-name="N0"/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5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5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55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59" style:family="table-cell" style:parent-style-name="Default"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3" fo:font-size="11pt" fo:font-style="normal" fo:text-shadow="none" style:text-underline-style="none" fo:font-weight="bold" style:font-size-asian="11pt" style:font-style-asian="normal" style:font-weight-asian="bold" style:font-name-complex="Calibri3" style:font-size-complex="11pt" style:font-style-complex="normal" style:font-weight-complex="bold"/>
    </style:style>
    <style:style style:name="ce61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62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6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6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3" fo:font-size="11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6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3" fo:font-size="13pt" fo:font-style="normal" fo:text-shadow="none" style:text-underline-style="none" fo:font-weight="bold" style:font-size-asian="13pt" style:font-style-asian="normal" style:font-weight-asian="bold" style:font-name-complex="Calibri3" style:font-size-complex="13pt" style:font-style-complex="normal" style:font-weight-complex="bold"/>
    </style:style>
    <style:style style:name="ce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3" fo:font-size="13pt" fo:font-style="normal" fo:text-shadow="none" style:text-underline-style="none" fo:font-weight="bold" style:font-size-asian="13pt" style:font-style-asian="normal" style:font-weight-asian="bold" style:font-name-complex="Calibri3" style:font-size-complex="13pt" style:font-style-complex="normal" style:font-weight-complex="bold"/>
    </style:style>
    <style:style style:name="ce7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transparen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0"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" fo:font-size="12pt" style:font-name-asian="Calibri1" style:font-size-asian="12pt" style:font-name-complex="Calibri1" style:font-size-complex="12pt"/>
    </style:style>
    <style:style style:name="ce14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28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style:font-name="F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F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3" style:family="text">
      <style:text-properties style:font-name="F"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4" style:family="text">
      <style:text-properties fo:color="#ff0000" style:font-name="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F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6" style:family="text">
      <style:text-properties fo:color="#ff0000" style:font-name="F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ffff00" style:font-name="F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font-name="F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9" style:family="text">
      <style:text-properties fo:color="#ff8000" style:font-name="F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style:font-name="F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fff38" style:font-name="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color="#ffff38" style:font-name="F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3" style:family="text">
      <style:text-properties fo:color="#ffff38" style:font-name="F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4" style:family="text">
      <style:text-properties fo:color="#ffff38" style:font-name="F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fo:color="#ffff38" style:font-name="F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ffff38" style:font-name="F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7" style:family="text">
      <style:text-properties fo:color="#ffff38" style:font-name="F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8" style:family="text">
      <style:text-properties fo:color="#000000" style:font-name="F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style:font-name="F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20" style:family="text">
      <style:text-properties fo:color="#ffff38" style:font-name="F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21" style:family="text">
      <style:text-properties fo:color="#ffff38" style:font-name="F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22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23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F" style:font-name-asian="Calibri" style:font-name-complex="Calibri"/>
    </style:style>
    <style:style style:name="T24" style:family="text">
      <style:text-properties style:font-name="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25" style:family="text">
      <style:text-properties fo:color="#ffffff" style:font-name="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style:font-name="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27" style:family="text">
      <style:text-properties style:font-name="F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28" style:family="text">
      <style:text-properties style:font-name="F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29" style:family="text">
      <style:text-properties style:font-name="F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30" style:family="text">
      <style:text-properties style:font-name="F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31" style:family="text">
      <style:text-properties fo:color="#ffff00" style:font-name="F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32" style:family="text">
      <style:text-properties fo:color="#ffff00" style:font-name="F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3" style:family="text">
      <style:text-properties fo:color="#ffffff" style:font-name="F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4" style:family="text">
      <style:text-properties style:font-name="F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35" style:family="text">
      <style:text-properties style:font-name="F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ff" fo:font-weight="normal" style:font-weight-asian="normal" style:font-weight-complex="normal"/>
    </style:style>
    <style:style style:name="T36" style:family="text">
      <style:text-properties style:font-name="F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37" style:family="text">
      <style:text-properties style:font-name="F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 fo:color="#ffff00"/>
    </style:style>
    <style:style style:name="T38" style:family="text">
      <style:text-properties style:font-name="F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39" style:family="text">
      <style:text-properties style:font-name="F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40" style:family="text">
      <style:text-properties fo:color="#ffff00" style:font-name="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41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42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F" style:font-name-asian="Calibri" style:font-name-complex="Calibri"/>
    </style:style>
    <style:style style:name="T43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44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="F" style:font-name-asian="Calibri" style:font-name-complex="Calibri"/>
    </style:style>
    <style:style style:name="T45" style:family="text">
      <style:text-properties style:font-name="Calibri3" fo:font-weight="bold" style:text-underline-style="none" style:text-underline-color="font-color" style:text-line-through-type="none" fo:font-style="normal" style:text-outline="false" fo:text-shadow="none" style:text-position="0% 100%" style:font-name-complex="Calibri3" style:font-size-asian="15pt" style:font-size-complex="15pt" style:font-weight-asian="bold" style:font-weight-complex="bold" style:font-style-asian="normal" style:font-style-complex="normal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fo:color="#ff0000"/>
    </style:style>
    <style:style style:name="T48" style:family="text">
      <style:text-properties fo:color="#ff0000"/>
    </style:style>
    <style:style style:name="T49" style:family="text">
      <style:text-properties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1" style:family="text">
      <style:text-properties fo:color="#ffff00"/>
    </style:style>
    <style:style style:name="T52" style:family="text">
      <style:text-properties fo:color="#ff8000"/>
    </style:style>
    <style:style style:name="T53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55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56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57" style:family="text">
      <style:text-properties fo:color="#ffff38"/>
    </style:style>
    <style:style style:name="T58" style:family="text">
      <style:text-properties fo:color="#ffff38" fo:font-weight="bold" style:font-weight-asian="bold" style:font-weight-complex="bold"/>
    </style:style>
    <style:style style:name="T5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3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3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6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3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6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3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style:font-weight-asian="normal" style:font-weight-complex="normal" fo:color="#ffff00"/>
    </style:style>
    <style:style style:name="T65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66" style:family="text">
      <style:text-properties fo:color="#ffff00" style:font-name="Mono1"/>
    </style:style>
    <style:style style:name="T67" style:family="text">
      <style:text-properties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68" style:family="text">
      <style:text-properties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69" style:family="text">
      <style:text-properties fo:color="#ffffff"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1" style:family="text">
      <style:text-properties fo:color="#ffff00" fo:font-weight="normal" style:font-weight-asian="normal" style:font-weight-complex="normal"/>
    </style:style>
    <style:style style:name="T72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73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74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75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76" style:family="text">
      <style:text-properties fo:color="#ffff00" fo:font-weight="bold" style:font-weight-asian="bold" style:font-weight-complex="bold"/>
    </style:style>
    <style:style style:name="T77" style:family="text">
      <style:text-properties fo:color="#ffffff" style:font-name="Calibri3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Calibri3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9" style:family="text">
      <style:text-properties style:font-name="Calibri3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80" style:family="text">
      <style:text-properties style:font-name="Calibri3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81" style:family="text">
      <style:text-properties style:font-name="Calibri3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82" style:family="text">
      <style:text-properties style:font-name="Calibri3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3" style:family="text">
      <style:text-properties style:font-name="Calibri3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84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85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86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87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88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89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90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9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9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3"/>
    </style:style>
    <style:style style:name="T9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3"/>
    </style:style>
    <style:style style:name="T9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3" fo:color="#ffff00"/>
    </style:style>
    <style:style style:name="T9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96" style:family="text">
      <style:text-properties fo:color="#000000" style:font-name="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97" style:family="text">
      <style:text-properties style:font-name="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98" style:family="text">
      <style:text-properties style:font-name="F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99" style:family="text">
      <style:text-properties style:font-name="F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100" style:family="text">
      <style:text-properties fo:color="#ffff00" style:font-name="F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1" style:family="text">
      <style:text-properties fo:color="#ffff00" style:font-name="F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02" style:family="text">
      <style:text-properties fo:color="#ff6d6d" style:font-name="F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3" style:family="text">
      <style:text-properties style:font-name="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10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10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="F" style:font-name-asian="Calibri" style:font-name-complex="Calibri"/>
    </style:style>
    <style:style style:name="T10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F" style:font-name-asian="Calibri" style:font-name-complex="Calibri" fo:color="#000000"/>
    </style:style>
    <style:style style:name="T10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F" style:font-name-asian="Calibri" style:font-name-complex="Calibri" fo:color="#ffff00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="F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48"/>
        <table:table-column table:style-name="co4" table:default-cell-style-name="ce35"/>
        <table:table-column table:style-name="co5" table:number-columns-repeated="1020" table:default-cell-style-name="ce35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4"> (conotativo ou </text:span><text:span text:style-name="T5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6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6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6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7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7"> </text:span><text:span text:style-name="T8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9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9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9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0">Engenharia de Software</text:span>: ciclo de vida do softwar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Engenharia de requisitos</text:span>: técnicas de elicitação de requisitos, gerenciamento de requisitos, especificação de requisitos, técnicas de validação de requisitos</text:p>
          </table:table-cell>
          <table:table-cell table:style-name="ce47" table:number-columns-repeated="2"/>
          <table:table-cell table:number-columns-repeated="1020"/>
        </table:table-row>
        <table:table-row table:style-name="ro5">
          <table:covered-table-cell/>
          <table:table-cell table:style-name="ce44" office:value-type="string" calcext:value-type="string">
            <text:p><text:span text:style-name="T10">Engenharia de usabilidade</text:span>: conceitos básicos e aplicações, critérios, recomendações e guias de estilo, análise de requisitos de usabilidade, métodos para avaliação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Metodologias de desenvolvimento de software</text:span>: padrões de projeto, processo unificado, metodologias áge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UML 2.2</text:span>: visão geral, modelos e diagramas</text:p>
          </table:table-cell>
          <table:table-cell table:style-name="ce47" table:number-columns-repeated="2"/>
          <table:table-cell table:number-columns-repeated="1020"/>
        </table:table-row>
        <table:table-row table:style-name="ro6">
          <table:covered-table-cell/>
          <table:table-cell table:style-name="ce44" office:value-type="string" calcext:value-type="string">
            <text:p><text:span text:style-name="T10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sistema gerenciador de banco de dados (SGBD): MySQL, PostgreSQ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5">
          <table:covered-table-cell/>
          <table:table-cell table:style-name="ce44" office:value-type="string" calcext:value-type="string">
            <text:p>Gestão e Governança de TI: gerenciamento de projetos – <text:span text:style-name="T10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serviços – <text:span text:style-name="T10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5">
          <table:covered-table-cell/>
          <table:table-cell table:style-name="ce44" office:value-type="string" calcext:value-type="string">
            <text:p>governança de TI – <text:span text:style-name="T10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5">
          <table:covered-table-cell/>
          <table:table-cell table:style-name="ce44" office:value-type="string" calcext:value-type="string">
            <text:p>qualidade de software – <text:span text:style-name="T10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10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6">
          <table:covered-table-cell/>
          <table:table-cell table:style-name="ce44" office:value-type="string" calcext:value-type="string">
            <text:p><text:span text:style-name="T10">Padrões</text:span>: XML, XSLT, UDDI, WSDL e Soap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6">
          <table:covered-table-cell/>
          <table:table-cell table:style-name="ce44" office:value-type="string" calcext:value-type="string">
            <text:p>controles e <text:span text:style-name="T10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7">
          <table:covered-table-cell/>
          <table:table-cell table:style-name="ce42" office:value-type="string" calcext:value-type="string">
            <text:p>Algoritmos e estruturas de dados e objetos<text:span text:style-name="T11"> (</text:span><text:span text:style-name="T12">listas</text:span><text:span text:style-name="T13">: fila, pilha, lista encadeada circular – </text:span><text:span text:style-name="T12">árvore</text:span><text:span text:style-name="T13">, </text:span><text:span text:style-name="T12">hashtables</text:span><text:span text:style-name="T13">, </text:span><text:span text:style-name="T12">grafos</text:span><text:span text:style-name="T13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4"> (int, float, char, boolean – string, objeto, música, imagen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Estruturas de controle de fluxo: <text:span text:style-name="T15">Condicionais</text:span><text:span text:style-name="T16">(também chamadas de Estruturas de Seleção IF ELSE, SWITCH CASE) e de </text:span><text:span text:style-name="T17">Repetição</text:span><text:span text:style-name="T16">(WHILE, DO-WHILE, FO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estruturada<text:span text:style-name="T11"> (Sequencial, Condicionais e Iterações) + (funções e procedimentos: criados para organização, compreensão, manutenção, reus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8">Modularização </text:span><text:span text:style-name="T19">(Dividir o sistema em partes [classes, funções]. Facilita a detecção de erros, manutenção e reutilização do códig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1"> (o ideal é um sistema com</text:span><text:span text:style-name="T12"> Alta Coesão </text:span><text:span text:style-name="T13">e </text:span><text:span text:style-name="T20">Fraco Acoplamento</text:span><text:span text:style-name="T21"> para ter boa manutenibilidade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7">(palavras-chave: </text:span><text:span text:style-name="T22">void</text:span><text:span text:style-name="T23"> / </text:span><text:span text:style-name="T22">return</text:span><text:span text:style-name="T23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1"> (aponta para o endereço de memória ‘&amp;’)</text:span><text:span text:style-name="T24"> e Chamadas por </text:span>valor <text:span text:style-name="T14">(só copia o dado para o parâmetr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por eventos<text:span text:style-name="T7"> (disparo de ações na mudança de estado, envio de mensagens ao manipular interfaces gráfica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5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5">tratamento de exceção</text:span><text:span text:style-name="T26"> (throw, try catch, finally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HP <text:span text:style-name="T7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D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table:number-columns-repeated="2"/>
          <table:table-cell table:number-columns-repeated="1020"/>
        </table:table-row>
        <table:table-row table:style-name="ro8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Servlet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7">(WebStorage)</text:span>, camadas<text:span text:style-name="T7">(MVC)</text:span> e design patterns<text:span text:style-name="T7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7">(design pattern/JSON)</text:span>, SOAP<text:span text:style-name="T7">(protocolo/XML)</text:span> e WebApi<text:span text:style-name="T7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5">Noções sobre metodologias de análise, projeto e desenvolvimento de sistemas </text:span><text:span text:style-name="T26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covered-table-cell/>
          <table:table-cell table:style-name="ce42" office:value-type="string" calcext:value-type="string">
            <text:p><text:span text:style-name="T25">Modelagem UML </text:span><text:span text:style-name="T26">(diagramas </text:span><text:span text:style-name="T27">estruturais</text:span><text:span text:style-name="T28"> e </text:span><text:span text:style-name="T27">comportamentais</text:span><text:span text:style-name="T28">)</text:span><text:span text:style-name="T29"> e E-R</text:span><text:span text:style-name="T30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style-name="ce42" table:number-columns-repeated="2"/>
          <table:table-cell table:number-columns-repeated="1020"/>
        </table:table-row>
        <table:table-row table:style-name="ro9">
          <table:covered-table-cell/>
          <table:table-cell table:style-name="ce42" office:value-type="string" calcext:value-type="string">
            <text:p>Modelagem de Dados <text:span text:style-name="T25">(</text:span><text:span text:style-name="T26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5">Modelo entidade relacionamento</text:span><text:span text:style-name="T26"> (MER e sua representação gráfica: DE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6">
          <table:covered-table-cell/>
          <table:table-cell table:style-name="ce42" office:value-type="string" calcext:value-type="string">
            <text:p>Modelo relacional <text:span text:style-name="T7">(dados representados em </text:span><text:span text:style-name="T31">Tabelas</text:span><text:span text:style-name="T32">, [Entidade, atributo e relacionamento], </text:span><text:span text:style-name="T31">chaves primárias </text:span><text:span text:style-name="T32">e </text:span><text:span text:style-name="T31">estrangeira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0">
          <table:covered-table-cell/>
          <table:table-cell table:style-name="ce42" office:value-type="string" calcext:value-type="string">
            <text:p><text:span text:style-name="T33">Mapeamento E-R para relacional </text:span><text:span text:style-name="T19">[</text:span><text:span text:style-name="T34">Entidade</text:span><text:span text:style-name="T35"> </text:span><text:span text:style-name="T36">→</text:span><text:span text:style-name="T35"> </text:span><text:span text:style-name="T37">Tabela] [</text:span><text:span text:style-name="T34">Atributos</text:span><text:span text:style-name="T35"> </text:span><text:span text:style-name="T36">→</text:span><text:span text:style-name="T35"> </text:span><text:span text:style-name="T37">Colunas/campos] [</text:span><text:span text:style-name="T34">Relacionamento</text:span><text:span text:style-name="T38"> </text:span><text:span text:style-name="T36">→ </text:span><text:span text:style-name="T38">Cardinalidade] [Instância</text:span><text:span text:style-name="T34"> </text:span><text:span text:style-name="T39">→</text:span><text:span text:style-name="T35"> </text:span><text:span text:style-name="T37">Linhas/registros/tuplas]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Gatilhos ("Triggers") <text:span text:style-name="T7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1">
          <table:covered-table-cell/>
          <table:table-cell table:style-name="ce42" office:value-type="string" calcext:value-type="string">
            <text:p>Sistemas Gerenciadores de Banco de Dados: tabelas, visões <text:span text:style-name="T40">(selects armazenados na memória cache)</text:span>, índices<text:span text:style-name="T40"> (resumo de grandes tabelas)</text:span>, sequências <text:span text:style-name="T40">(criam um valor para uma chave primária)</text:span>, sinônimos <text:span text:style-name="T40">(referencia outro esquema de um BD distribuído)</text:span>, restrições <text:span text:style-name="T40">(regras para garantir a integridade)</text:span>, dicionário de dados<text:span text:style-name="T40"> (documento de metadados sobre a estrutura do BD)</text:span><text:span text:style-name="T24">, restrições de integridade </text:span><text:span text:style-name="T26">(domínio, referencial, vazio, chave ou definida pelo usuário)</text:span>, constraints<text:span text:style-name="T40">(de </text:span><text:span text:style-name="T41">TIPOS, NOT NULL, UNIQUE, PK, FK, DEFAULT, CHECK</text:span><text:span text:style-name="T42">)</text:span>, tipos de dados <text:span text:style-name="T40">(</text:span><text:span text:style-name="T41">int</text:span><text:span text:style-name="T42">, </text:span><text:span text:style-name="T41">char</text:span><text:span text:style-name="T42">, </text:span><text:span text:style-name="T41">varchar</text:span><text:span text:style-name="T42">, </text:span><text:span text:style-name="T41">float</text:span><text:span text:style-name="T42">, </text:span><text:span text:style-name="T43">date</text:span><text:span text:style-name="T44">)</text:span>, SQL, PL/SQL. <text:span text:style-name="T7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1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1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refeitura_2022" table:style-name="ta3">
        <table:table-column table:style-name="co6" table:default-cell-style-name="ce59"/>
        <table:table-column table:style-name="co7" table:default-cell-style-name="Default"/>
        <table:table-column table:style-name="co8" table:default-cell-style-name="ce76"/>
        <table:table-column table:style-name="co4" table:default-cell-style-name="Default"/>
        <table:table-column table:style-name="co9" table:number-columns-repeated="1019" table:default-cell-style-name="Default"/>
        <table:table-column table:style-name="co10" table:default-cell-style-name="Default"/>
        <table:table-row table:style-name="ro13">
          <table:table-cell table:style-name="ce51" office:value-type="string" calcext:value-type="string">
            <text:p>Matéria</text:p>
          </table:table-cell>
          <table:table-cell table:style-name="ce60" office:value-type="string" calcext:value-type="string">
            <text:p>Conteúdo</text:p>
          </table:table-cell>
          <table:table-cell table:style-name="ce70" office:value-type="string" calcext:value-type="string">
            <text:p>ESTUDO</text:p>
          </table:table-cell>
          <table:table-cell table:style-name="ce77" office:value-type="string" calcext:value-type="string">
            <text:p>REVISÃO</text:p>
          </table:table-cell>
          <table:table-cell table:style-name="ce60" table:number-columns-repeated="1020"/>
        </table:table-row>
        <table:table-row table:style-name="ro2">
          <table:table-cell table:style-name="ce52" office:value-type="string" calcext:value-type="string" table:number-columns-spanned="1" table:number-rows-spanned="9">
            <text:p>LÍNGUA PORTUGUESA</text:p>
          </table:table-cell>
          <table:table-cell table:style-name="ce61" office:value-type="string" calcext:value-type="string">
            <text:p>1 Leitura e interpretação de <text:span text:style-name="T46">diversos</text:span><text:span text:style-name="T47"> tipos de textos</text:span><text:span text:style-name="T48"> </text:span>(literários e não literários).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61" office:value-type="string" calcext:value-type="string">
            <text:p>2 Sinônimos e antônimos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61" office:value-type="string" calcext:value-type="string">
            <text:p><text:span text:style-name="T49">3 Sentido próprio e figurado das palavras</text:span><text:span text:style-name="T50"> (conotativo ou </text:span><text:span text:style-name="T48">denotativo)</text:span>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61" office:value-type="string" calcext:value-type="string">
            <text:p>4 Pontuação <text:span text:style-name="T48">(Quando usar e não usar a vírgula)</text:span>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61" office:value-type="string" calcext:value-type="string">
            <text:p>5 Classes de palavras. 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62" office:value-type="string" calcext:value-type="string">
            <text:p>6 Concordância nominal e verbal.<text:span text:style-name="T48"> (flexão de gênero, número e/ou pessoa)</text:span>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61" office:value-type="string" calcext:value-type="string">
            <text:p><text:span text:style-name="T49">7 Regências nominal  e verbal. </text:span><text:span text:style-name="T50">(uso de preposições / </text:span><text:span text:style-name="T48">VTD ou VTI)</text:span>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61" office:value-type="string" calcext:value-type="string">
            <text:p>8  Colocação pronominal<text:span text:style-name="T48"> (próclise, ênclise e mesóclise)</text:span>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62" office:value-type="string" calcext:value-type="string">
            <text:p>9 Crase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3" office:value-type="string" calcext:value-type="string" table:number-columns-spanned="1" table:number-rows-spanned="13">
            <text:p>MATEMÁTICA</text:p>
          </table:table-cell>
          <table:table-cell table:style-name="ce63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4"/>
          <table:table-cell table:style-name="ce63" office:value-type="string" calcext:value-type="string">
            <text:p>Representações fracionária ou decimal.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4"/>
          <table:table-cell table:style-name="ce63" office:value-type="string" calcext:value-type="string">
            <text:p>Mínimo múltiplo comum (MMC)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54"/>
          <table:table-cell table:style-name="ce63" office:value-type="string" calcext:value-type="string">
            <text:p>Máximo divisor comum (MDC)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4"/>
          <table:table-cell table:style-name="ce63" office:value-type="string" calcext:value-type="string">
            <text:p>Porcentagem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54"/>
          <table:table-cell table:style-name="ce63" office:value-type="string" calcext:value-type="string">
            <text:p>Razão e proporção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54"/>
          <table:table-cell table:style-name="ce63" office:value-type="string" calcext:value-type="string">
            <text:p>Regra de três simples ou composta 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54"/>
          <table:table-cell table:style-name="ce63" office:value-type="string" calcext:value-type="string">
            <text:p>Sistema de equações do 1º grau 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54"/>
          <table:table-cell table:style-name="ce63" office:value-type="string" calcext:value-type="string">
            <text:p>Equações do 2º 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54"/>
          <table:table-cell table:style-name="ce63" office:value-type="string" calcext:value-type="string">
            <text:p>Grandezas e medidas – quantidade, tempo, comprimento, superfície, capacidade e massa <text:span text:style-name="T51">1m3 = 1000litros</text:span>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54"/>
          <table:table-cell table:style-name="ce63" office:value-type="string" calcext:value-type="string">
            <text:p>Relação entre grandezas – tabela ou gráfico 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54"/>
          <table:table-cell table:style-name="ce63" office:value-type="string" calcext:value-type="string">
            <text:p>Tratamento da informação – média aritmética simples 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3"/>
          <table:table-cell table:style-name="ce63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 table:number-columns-spanned="1" table:number-rows-spanned="2">
            <text:p><text:span text:style-name="T45">ATUALIDADES</text:span></text:p>
            <text:p/>
          </table:table-cell>
          <table:table-cell table:style-name="ce5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56" table:number-columns-repeated="2"/>
          <table:table-cell table:style-name="ce81" table:number-columns-repeated="1020"/>
        </table:table-row>
        <table:table-row table:style-name="ro1">
          <table:covered-table-cell table:style-name="ce56"/>
          <table:table-cell table:style-name="ce56" office:value-type="string" calcext:value-type="string">
            <text:p>Anúncio remarcando provas publicado dia 30/08. (provavelmente serão questões do primeiro trimestre de 2020)</text:p>
          </table:table-cell>
          <table:table-cell table:style-name="ce56" table:number-columns-repeated="2"/>
          <table:table-cell table:style-name="ce81" table:number-columns-repeated="1020"/>
        </table:table-row>
        <table:table-row table:style-name="ro4">
          <table:table-cell table:style-name="ce57" office:value-type="string" calcext:value-type="string" table:number-columns-spanned="1" table:number-rows-spanned="6">
            <text:p>RACIOCÍNIO LÓGICO</text:p>
          </table:table-cell>
          <table:table-cell table:style-name="ce56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56" table:number-columns-repeated="2"/>
          <table:table-cell table:number-columns-repeated="1020"/>
        </table:table-row>
        <table:table-row table:style-name="ro14">
          <table:covered-table-cell table:style-name="ce57"/>
          <table:table-cell table:style-name="ce64" office:value-type="string" calcext:value-type="string">
            <text:p>Estruturas lógicas<text:span text:style-name="T51"> </text:span><text:span text:style-name="T52">(tabela do sim ou não)</text:span>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 table:style-name="ce57"/>
          <table:table-cell table:style-name="ce64" office:value-type="string" calcext:value-type="string">
            <text:p>lógicas de argumentação<text:span text:style-name="T52"> equivalência(=): p→q = q ou ~p = ~q → ~p          negativa(~): p e ~q</text:span>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7"/>
          <table:table-cell table:style-name="ce64" office:value-type="string" calcext:value-type="string">
            <text:p>Diagramas lógicos <text:span text:style-name="T52">Diagrama de Venn</text:span>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7"/>
          <table:table-cell table:style-name="ce64" office:value-type="string" calcext:value-type="string">
            <text:p>Sequências <text:span text:style-name="T52">investigue a soma das diferenças</text:span></text:p>
          </table:table-cell>
          <table:table-cell table:number-columns-repeated="2" table:style-name="ce7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7"/>
          <table:table-cell table:style-name="ce56" office:value-type="string" calcext:value-type="string">
            <text:p>Operação com conjuntos</text:p>
          </table:table-cell>
          <table:table-cell table:style-name="ce56" table:number-columns-repeated="2"/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<text:span text:style-name="T53">Algoritmos e estruturas de dados e objetos</text:span><text:span text:style-name="T54"> (</text:span><text:span text:style-name="T55">listas</text:span><text:span text:style-name="T56">: fila, </text:span><text:span text:style-name="T54">pilha, lista encadeada circular – </text:span><text:span text:style-name="T55">árvore</text:span><text:span text:style-name="T54">, </text:span><text:span text:style-name="T55">hashtables</text:span><text:span text:style-name="T54">, </text:span><text:span text:style-name="T55">grafos</text:span><text:span text:style-name="T56">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Tipos de dados: elementares e estruturados<text:span text:style-name="T57"> (int, float, char, boolean – string, objeto, música, imagens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8"/>
          <table:table-cell table:style-name="ce65" office:value-type="string" calcext:value-type="string">
            <text:p>Estruturas de controle de fluxo: <text:span text:style-name="T58">Condicionais</text:span><text:span text:style-name="T57">(também chamadas de Estruturas de Seleção IF ELSE, SWITCH CASE) e de </text:span><text:span text:style-name="T58">Repetição</text:span><text:span text:style-name="T57">(WHILE, DO-WHILE, FOR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8"/>
          <table:table-cell table:style-name="ce65" office:value-type="string" calcext:value-type="string">
            <text:p><text:span text:style-name="T59">Programação estruturada</text:span><text:span text:style-name="T60"> (</text:span><text:span text:style-name="T61">Sequencial, Condicionais e Iterações) + </text:span><text:span text:style-name="T62">(funções e procedimentos: criados para organização, compreensão, manutenção, reuso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<text:span text:style-name="T63">Modularização </text:span><text:span text:style-name="T64">(D</text:span><text:span text:style-name="T65">ividir o sistema em partes [classes, funções]. Facilita a detecção de erros, manutenção e reutilização do código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<text:span text:style-name="T53">Acoplamento entre módulos e coesão de módulos</text:span><text:span text:style-name="T54"> (o ideal é um sistema com</text:span><text:span text:style-name="T55"> Alta Coesão </text:span><text:span text:style-name="T56">e </text:span><text:span text:style-name="T58">Fraco Acoplamento</text:span><text:span text:style-name="T57"> para ter boa manutenibilidade)</text:span></text:p>
          </table:table-cell>
          <table:table-cell table:style-name="ce72" office:value-type="string" calcext:value-type="string">
            <text:p>OK</text:p>
          </table:table-cell>
          <table:table-cell table:style-name="ce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Procedimentos e sub-rotinas <text:span text:style-name="T51"> (palavras-chave: </text:span><text:span text:style-name="T66">void</text:span><text:span text:style-name="T51"> / </text:span><text:span text:style-name="T66">return</text:span><text:span text:style-name="T51">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<text:span text:style-name="T49">Chamadas por referência</text:span><text:span text:style-name="T67"> (aponta para o endereço de memória ‘&amp;’)</text:span><text:span text:style-name="T68"> e Chamadas por </text:span>valor <text:span text:style-name="T57">(só copia o dado para o parâmetro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8"/>
          <table:table-cell table:style-name="ce65" office:value-type="string" calcext:value-type="string">
            <text:p>Programação por eventos<text:span text:style-name="T51"> (disparo de ações na mudança de estado, envio de mensagens ao manipular interfaces gráficas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8"/>
          <table:table-cell table:style-name="ce65" office:value-type="string" calcext:value-type="string">
            <text:p><text:span text:style-name="T69">Programação orientada a objetos, classes, objetos, métodos, mensagens, herança, polimorfismo, sobrecarga,</text:span> interfaces e pacotes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8"/>
          <table:table-cell table:style-name="ce65" office:value-type="string" calcext:value-type="string">
            <text:p><text:span text:style-name="T69">tratamento de exceção</text:span><text:span text:style-name="T70"> (throw, try catch, finally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HTML </text:p>
          </table:table-cell>
          <table:table-cell table:style-name="ce72" office:value-type="string" calcext:value-type="string">
            <text:p>OK</text:p>
          </table:table-cell>
          <table:table-cell table:style-name="ce72"/>
          <table:table-cell table:number-columns-repeated="1020"/>
        </table:table-row>
        <table:table-row table:style-name="ro14">
          <table:table-cell table:style-name="ce58"/>
          <table:table-cell table:style-name="ce65" office:value-type="string" calcext:value-type="string">
            <text:p>XML </text:p>
          </table:table-cell>
          <table:table-cell table:style-name="ce72" office:value-type="string" calcext:value-type="string">
            <text:p>OK</text:p>
          </table:table-cell>
          <table:table-cell table:style-name="ce72"/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Javascript </text:p>
          </table:table-cell>
          <table:table-cell table:style-name="ce72" office:value-type="string" calcext:value-type="string">
            <text:p>OK</text:p>
          </table:table-cell>
          <table:table-cell table:style-name="ce72"/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PHP <text:span text:style-name="T51">(linguagem interpretada [não-compilada], dinâmica pois não exige declarar a variável antes de usá-la, e fracamente tipada: não exige declarar o tipo)</text:span></text:p>
          </table:table-cell>
          <table:table-cell table:style-name="ce72" office:value-type="string" calcext:value-type="string">
            <text:p>OK</text:p>
          </table:table-cell>
          <table:table-cell table:style-name="ce72"/>
          <table:table-cell table:number-columns-repeated="1020"/>
        </table:table-row>
        <table:table-row table:style-name="ro2">
          <table:table-cell table:style-name="ce58"/>
          <table:table-cell table:style-name="ce66" office:value-type="string" calcext:value-type="string">
            <text:p>DHTML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8"/>
          <table:table-cell table:style-name="ce66" office:value-type="string" calcext:value-type="string">
            <text:p>C#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8"/>
          <table:table-cell table:style-name="ce66" office:value-type="string" calcext:value-type="string">
            <text:p>JSP (Java Server Pages)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8"/>
          <table:table-cell table:style-name="ce66" office:value-type="string" calcext:value-type="string">
            <text:p>Servlets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8"/>
          <table:table-cell table:style-name="ce66" office:value-type="string" calcext:value-type="string">
            <text:p>ASP.Net (Active Server Pages)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8"/>
          <table:table-cell table:style-name="ce66" office:value-type="string" calcext:value-type="string">
            <text:p>Arquiteturas de componentes: Microsoft COM, .Net, J2EE.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PL/SQL</text:p>
          </table:table-cell>
          <table:table-cell table:style-name="ce72" office:value-type="string" calcext:value-type="string">
            <text:p>OK</text:p>
          </table:table-cell>
          <table:table-cell table:style-name="ce72"/>
          <table:table-cell table:number-columns-repeated="1020"/>
        </table:table-row>
        <table:table-row table:style-name="ro14">
          <table:table-cell table:style-name="ce58"/>
          <table:table-cell table:style-name="ce65" office:value-type="string" calcext:value-type="string">
            <text:p>AJAX </text:p>
          </table:table-cell>
          <table:table-cell table:style-name="ce72" office:value-type="string" calcext:value-type="string">
            <text:p>OK</text:p>
          </table:table-cell>
          <table:table-cell table:style-name="ce72"/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CSS </text:p>
          </table:table-cell>
          <table:table-cell table:style-name="ce72" office:value-type="string" calcext:value-type="string">
            <text:p>OK</text:p>
          </table:table-cell>
          <table:table-cell table:style-name="ce79"/>
          <table:table-cell table:number-columns-repeated="1020"/>
        </table:table-row>
        <table:table-row table:style-name="ro14">
          <table:table-cell table:style-name="ce58"/>
          <table:table-cell table:style-name="ce65" office:value-type="string" calcext:value-type="string">
            <text:p>Programação Web: conceitos fundamentais, persistência<text:span text:style-name="T71">(WebStorage)</text:span>, camadas<text:span text:style-name="T51">(MVC)</text:span> e design patterns<text:span text:style-name="T51">(GoF: Cretional, Structural e Behavioral)</text:span>.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8"/>
          <table:table-cell table:style-name="ce65" office:value-type="string" calcext:value-type="string">
            <text:p>Web services usando REST<text:span text:style-name="T51">(design pattern/JSON)</text:span>, SOAP<text:span text:style-name="T51">(protocolo/XML)</text:span> e WebApi<text:span text:style-name="T51">(cliente/servidor)</text:span>: ModelagemUML e E-R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8"/>
          <table:table-cell table:style-name="ce65" office:value-type="string" calcext:value-type="string">
            <text:p><text:span text:style-name="T69">Noções sobre metodologias de análise, projeto e desenvolvimento de sistemas </text:span><text:span text:style-name="T70">(Agile/Scrum/XP)</text:span>, tecnologias web, frameworks de desenvolvimento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<text:span text:style-name="T69">Modelagem UML </text:span><text:span text:style-name="T70">(diagramas </text:span><text:span text:style-name="T72">estruturais</text:span><text:span text:style-name="T73"> e </text:span><text:span text:style-name="T72">comportamentais</text:span><text:span text:style-name="T73">)</text:span><text:span text:style-name="T74"> e E-R</text:span><text:span text:style-name="T75"> (entidade forte ou fraca, cardinalidade dos relacionamentos)</text:span></text:p>
          </table:table-cell>
          <table:table-cell table:style-name="ce72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Banco de Dados: Conceitos de BD <text:span text:style-name="T51">(hierárquico, rede, relacional e OO)</text:span> e de SGBD, arquitetura de SGBD, Funções básicas de SGBD </text:p>
          </table:table-cell>
          <table:table-cell table:style-name="ce73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<text:span text:style-name="T49">Modelagem de Dados </text:span><text:span text:style-name="T68"> (</text:span><text:span text:style-name="T70">tipos de modelos: </text:span>Modelo Conceitual<text:span text:style-name="T51">(DER)</text:span>, Modelo Lógico<text:span text:style-name="T51">(ficha da entidade)</text:span>, Modelo Físico<text:span text:style-name="T51">(identificação com tipos e restrições)</text:span> </text:p>
          </table:table-cell>
          <table:table-cell table:style-name="ce73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<text:span text:style-name="T69">Modelo entidade relacionamento</text:span><text:span text:style-name="T70"> (MER e sua representação gráfica: DER)</text:span></text:p>
          </table:table-cell>
          <table:table-cell table:style-name="ce73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Modelo relacional <text:span text:style-name="T51">(dados representados em </text:span><text:span text:style-name="T76">Tabelas</text:span><text:span text:style-name="T71">, [Entidade, atributo e relacionamento], </text:span><text:span text:style-name="T76">chaves primárias </text:span><text:span text:style-name="T71">e </text:span><text:span text:style-name="T76">estrangeiras)</text:span></text:p>
          </table:table-cell>
          <table:table-cell table:style-name="ce73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Restrições de integridade<text:span text:style-name="T51"> (Domínio, Referencial, Vazio, Chave ou Definida pelo Usuário)</text:span></text:p>
          </table:table-cell>
          <table:table-cell table:style-name="ce73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Normalização e dependência funcional <text:span text:style-name="T51">(reduzir a redundância de dados para aumentar a integridade e desempenho, 1ª forma normal exige atomicidade)</text:span></text:p>
          </table:table-cell>
          <table:table-cell table:style-name="ce73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8"/>
          <table:table-cell table:style-name="ce67" office:value-type="string" calcext:value-type="string">
            <text:p><text:span text:style-name="T77">Mapeamento E-R para relacional  </text:span><text:span text:style-name="T78">[</text:span><text:span text:style-name="T79">Entidade</text:span><text:span text:style-name="T80"> </text:span><text:span text:style-name="T81">→</text:span><text:span text:style-name="T80"> </text:span><text:span text:style-name="T82">Tabela]    [</text:span><text:span text:style-name="T79">Atributos</text:span><text:span text:style-name="T80"> </text:span><text:span text:style-name="T81">→</text:span><text:span text:style-name="T80"> </text:span><text:span text:style-name="T82">Colunas/campos]    [</text:span><text:span text:style-name="T79">Relacionamento</text:span><text:span text:style-name="T83"> </text:span><text:span text:style-name="T81">→ </text:span><text:span text:style-name="T83">Cardinalidade]</text:span><text:span text:style-name="T84">   </text:span><text:span text:style-name="T85"> </text:span><text:span text:style-name="T86">[Instância</text:span><text:span text:style-name="T87"> </text:span><text:span text:style-name="T88">→</text:span><text:span text:style-name="T89"> </text:span><text:span text:style-name="T90">Linhas/registros/tuplas]</text:span></text:p>
          </table:table-cell>
          <table:table-cell table:style-name="ce73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8"/>
          <table:table-cell table:style-name="ce68" office:value-type="string" calcext:value-type="string">
            <text:p>Álgebra relacional. </text:p>
          </table:table-cell>
          <table:table-cell table:style-name="ce73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8"/>
          <table:table-cell table:style-name="ce68" office:value-type="string" calcext:value-type="string">
            <text:p>Cálculo relacional </text:p>
          </table:table-cell>
          <table:table-cell table:style-name="ce74" office:value-type="string" calcext:value-type="string">
            <text:p>OK</text:p>
          </table:table-cell>
          <table:table-cell table:style-name="ce80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58"/>
          <table:table-cell table:style-name="ce65" office:value-type="string" calcext:value-type="string">
            <text:p>Linguagem SQL: Linguagem de definição de dados (DDL), Linguagem de manipulação de dados (DML)</text:p>
          </table:table-cell>
          <table:table-cell table:style-name="ce75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Conceito de transação<text:span text:style-name="T51"> (executada como tarefa única, seguindo os princípios do ACID; cláusulas Commit, Rollback, begin-end transaction)</text:span></text:p>
          </table:table-cell>
          <table:table-cell table:number-columns-repeated="2" table:style-name="ce7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7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8" office:value-type="string" calcext:value-type="string">
            <text:p>Procedimentos armazenados ("Stored Procedures") 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14">
          <table:table-cell table:style-name="ce58"/>
          <table:table-cell table:style-name="ce68" office:value-type="string" calcext:value-type="string">
            <text:p>Gatilhos ("Triggers") <text:span text:style-name="T51">(stored procedure disparado por evento DML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15">
          <table:table-cell table:style-name="ce58"/>
          <table:table-cell table:style-name="ce65" office:value-type="string" calcext:value-type="string">
            <text:p><text:span text:style-name="T49">Sistemas Gerenciadores de Banco de Dados: tabelas, visões </text:span><text:span text:style-name="T70">(selects armazenados na memória cache)</text:span><text:span text:style-name="T49">, índices</text:span><text:span text:style-name="T70"> (resumo de grandes tabelas)</text:span><text:span text:style-name="T49">, sequências </text:span><text:span text:style-name="T70">(criam um valor para uma chave primária)</text:span><text:span text:style-name="T49">, sinônimos </text:span><text:span text:style-name="T70">(referencia outro esquema de um BD distribuído)</text:span><text:span text:style-name="T49">, restrições </text:span><text:span text:style-name="T70">(regras para garantir a integridade)</text:span><text:span text:style-name="T49">, dicionário de dados</text:span><text:span text:style-name="T70"> (documento de metadados sobre a estrutura do BD)</text:span><text:span text:style-name="T68">, restrições de integridade </text:span><text:span text:style-name="T70">(domínio, referencial, vazio, chave ou definida pelo usuário)</text:span><text:span text:style-name="T49">, constraints</text:span><text:span text:style-name="T70">(de </text:span><text:span text:style-name="T91">TIPOS, NOT NULL, UNIQUE, PK, FK, DEFAULT, CHECK</text:span><text:span text:style-name="T92">)</text:span><text:span text:style-name="T93">, tipos de dados </text:span><text:span text:style-name="T94">(</text:span><text:span text:style-name="T95">int</text:span><text:span text:style-name="T92">, </text:span><text:span text:style-name="T95">char</text:span><text:span text:style-name="T92">, </text:span><text:span text:style-name="T95">varchar</text:span><text:span text:style-name="T92">, </text:span><text:span text:style-name="T95">float</text:span><text:span text:style-name="T92">, </text:span><text:span text:style-name="T66">date</text:span><text:span text:style-name="T51">)</text:span>, SQL, PL/SQL. <text:span text:style-name="T51">(e Suas cláusulas e funções)</text:span></text:p>
          </table:table-cell>
          <table:table-cell table:number-columns-repeated="2" table:style-name="ce7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/>
          <table:table-cell table:style-name="ce68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69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4" table:number-rows-repeated="1048488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84"/>
        <table:table-column table:style-name="co2" table:default-cell-style-name="ce1"/>
        <table:table-column table:style-name="co11" table:default-cell-style-name="ce22"/>
        <table:table-column table:style-name="co12" table:default-cell-style-name="ce1"/>
        <table:table-column table:style-name="co5" table:number-columns-repeated="1020" table:default-cell-style-name="ce1"/>
        <table:table-row table:style-name="ro13">
          <table:table-cell table:style-name="ce2" office:value-type="string" calcext:value-type="string">
            <text:p>Matéria</text:p>
          </table:table-cell>
          <table:table-cell table:style-name="ce3" office:value-type="string" calcext:value-type="string">
            <text:p>Conteúdo</text:p>
          </table:table-cell>
          <table:table-cell table:style-name="ce4" office:value-type="string" calcext:value-type="string">
            <text:p>Estudo</text:p>
          </table:table-cell>
          <table:table-cell table:style-name="ce5" office:value-type="string" calcext:value-type="string">
            <text:p>Revisão</text:p>
          </table:table-cell>
          <table:table-cell table:style-name="ce3" table:number-columns-repeated="1020"/>
        </table:table-row>
        <table:table-row table:style-name="ro2">
          <table:table-cell table:style-name="ce23" office:value-type="string" calcext:value-type="string" table:number-columns-spanned="1" table:number-rows-spanned="9">
            <text:p>LÍNGUA PORTUGUESA</text:p>
          </table:table-cell>
          <table:table-cell table:style-name="ce6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6" office:value-type="string" calcext:value-type="string">
            <text:p>2 Sinônimos e antônimos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6" office:value-type="string" calcext:value-type="string">
            <text:p>3 Sentido próprio e figurado das palavras<text:span text:style-name="T6"> (denotativo ou conotativo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6" office:value-type="string" calcext:value-type="string">
            <text:p>4 Pontuação <text:span text:style-name="T6">(Quando usar e não usar a vírgula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6" office:value-type="string" calcext:value-type="string">
            <text:p>5 Classes de palavras.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8" office:value-type="string" calcext:value-type="string">
            <text:p>6 Concordância nominal e verbal.<text:span text:style-name="T6"> (flexão de gênero, número e/ou pessoa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6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6" office:value-type="string" calcext:value-type="string">
            <text:p>8 Colocação pronominal<text:span text:style-name="T6"> (próclise, ênclise e mesóclise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8" office:value-type="string" calcext:value-type="string">
            <text:p>9 Crase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24" office:value-type="string" calcext:value-type="string" table:number-columns-spanned="1" table:number-rows-spanned="13">
            <text:p>MATEMÁTICA</text:p>
          </table:table-cell>
          <table:table-cell table:style-name="ce9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9" office:value-type="string" calcext:value-type="string">
            <text:p>Representações fracionária ou decimal.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9" office:value-type="string" calcext:value-type="string">
            <text:p>Mínimo múltiplo comum (MMC)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9" office:value-type="string" calcext:value-type="string">
            <text:p>Máximo divisor comum (MDC)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9" office:value-type="string" calcext:value-type="string">
            <text:p>Porcentagem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9" office:value-type="string" calcext:value-type="string">
            <text:p>Razão e proporção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9" office:value-type="string" calcext:value-type="string">
            <text:p>Regra de três simples ou composta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9" office:value-type="string" calcext:value-type="string">
            <text:p>Sistema de equações do 1º grau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9" office:value-type="string" calcext:value-type="string">
            <text:p>Equações do 2º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9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9" office:value-type="string" calcext:value-type="string">
            <text:p>Relação entre grandezas – tabela ou gráfico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9" office:value-type="string" calcext:value-type="string">
            <text:p>Tratamento da informação – média aritmética simples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9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25" office:value-type="string" calcext:value-type="string" table:number-columns-spanned="1" table:number-rows-spanned="2">
            <text:p><text:span text:style-name="T10">ATUALIDADES</text:span></text:p>
            <text:p/>
          </table:table-cell>
          <table:table-cell table:style-name="ce10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0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26" office:value-type="string" calcext:value-type="string" table:number-columns-spanned="1" table:number-rows-spanned="6">
            <text:p>RACIOCÍNIO LÓGICO</text:p>
          </table:table-cell>
          <table:table-cell table:style-name="ce11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1" office:value-type="string" calcext:value-type="string">
            <text:p>Estruturas lógicas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1" office:value-type="string" calcext:value-type="string">
            <text:p>lógicas de argumentação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1" office:value-type="string" calcext:value-type="string">
            <text:p>Diagramas lógicos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1" office:value-type="string" calcext:value-type="string">
            <text:p>Sequências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1" office:value-type="string" calcext:value-type="string">
            <text:p>Operação com conjuntos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27" office:value-type="string" calcext:value-type="string" table:number-columns-spanned="1" table:number-rows-spanned="39">
            <text:p>ESPECÍFICOS</text:p>
          </table:table-cell>
          <table:table-cell table:style-name="ce12" office:value-type="string" calcext:value-type="string">
            <text:p><text:span text:style-name="T96">Algoritmos e estruturas de dados e objetos</text:span><text:span text:style-name="T97"> (</text:span><text:span text:style-name="T98">listas</text:span><text:span text:style-name="T99">: fila, pilha, lista encadeada circular – </text:span><text:span text:style-name="T98">árvore</text:span><text:span text:style-name="T99">, </text:span><text:span text:style-name="T98">hashtables</text:span><text:span text:style-name="T99">, </text:span><text:span text:style-name="T98">grafos</text:span><text:span text:style-name="T99">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Tipos de dados: elementares e estruturados<text:span text:style-name="T14"> (int, float, char, boolean – string, objeto, música, imagens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Estruturas de controle de fluxo: <text:span text:style-name="T15">Condicionais</text:span><text:span text:style-name="T16">(também chamadas de Estruturas de Seleção IF ELSE, SWITCH CASE) e de </text:span><text:span text:style-name="T17">Repetição</text:span><text:span text:style-name="T16">(WHILE, DO-WHILE, FOR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7">
          <table:covered-table-cell/>
          <table:table-cell table:style-name="ce13" office:value-type="string" calcext:value-type="string">
            <text:p>Programação estruturada<text:span text:style-name="T14"> (Sequencial, Condicionais e Iterações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Modularização <text:span text:style-name="T14">(funções e procedimentos: criados para que se tenha organização, compreensão, manutenção, reuso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Acoplamento entre módulos e coesão de módulos<text:span text:style-name="T14"> (o ideal é um sistema com</text:span><text:span text:style-name="T17"> Fraco Acoplamento</text:span><text:span text:style-name="T16"> e</text:span><text:span text:style-name="T17"> Alta Coesão</text:span><text:span text:style-name="T16"> para ter boa manutenibilidade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Procedimentos e sub-rotinas <text:span text:style-name="T7">(palavras-chave: </text:span><text:span text:style-name="T22">void</text:span><text:span text:style-name="T23"> / </text:span><text:span text:style-name="T22">return</text:span><text:span text:style-name="T23">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Chamadas por referência<text:span text:style-name="T14"> (aponta para o endereço de memória ‘&amp;’)</text:span> e valor <text:span text:style-name="T14">(só copia o dado para o parâmetro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2" office:value-type="string" calcext:value-type="string">
            <text:p>Programação por eventos<text:span text:style-name="T7"> (mudança de estado, envio de mensagens ao manipular interfaces gráficas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8">
          <table:covered-table-cell/>
          <table:table-cell table:style-name="ce12" office:value-type="string" calcext:value-type="string">
            <text:p>Programação orientada a objetos, classes, objetos, métodos, mensagens, herança, polimorfismo, sobrecarga, interfaces e pacotes, tratamento de exceção<text:span text:style-name="T7"> (throw, try catch, finally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" office:value-type="string" calcext:value-type="string">
            <text:p>HTML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" office:value-type="string" calcext:value-type="string">
            <text:p>XML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DHTML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" office:value-type="string" calcext:value-type="string">
            <text:p>Javascript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C#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" office:value-type="string" calcext:value-type="string">
            <text:p>PHP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JSP<text:span text:style-name="T7"> (Java Server Pages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2" office:value-type="string" calcext:value-type="string">
            <text:p>Servlets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ASP.Net <text:span text:style-name="T7">(Active Server Pages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9">
          <table:covered-table-cell/>
          <table:table-cell table:style-name="ce15" table:number-columns-repeated="2"/>
          <table:table-cell table:style-name="ce16"/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Modelagem UML <text:span text:style-name="T40">(diagramas </text:span><text:span text:style-name="T100">estruturais</text:span><text:span text:style-name="T101"> e </text:span><text:span text:style-name="T100">comportamentais</text:span><text:span text:style-name="T101">)</text:span> e E-R<text:span text:style-name="T40"> (entidade forte ou fraca, cardinalidade dos relacionamentos)</text:span>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<text:span text:style-name="T96">Modelagem de Dados </text:span>(<text:span text:style-name="T40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Modelo entidade relacionamento<text:span text:style-name="T40"> (MER e sua representação gráfica: DER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Modelo relacional <text:span text:style-name="T7">(dados representados em </text:span><text:span text:style-name="T31">Tabelas</text:span><text:span text:style-name="T32">, [Entidade, atributo e relacionamento], </text:span><text:span text:style-name="T31">chaves primárias </text:span><text:span text:style-name="T32">e </text:span><text:span text:style-name="T31">estrangeiras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7" office:value-type="string" calcext:value-type="string">
            <text:p>Mapeamento E-R para relacional <text:span text:style-name="T7">[</text:span><text:span text:style-name="T31">Entidade</text:span> <text:span text:style-name="T102">→</text:span> <text:span text:style-name="T7">Tabela] [</text:span><text:span text:style-name="T31">Atributos</text:span> <text:span text:style-name="T102">→</text:span> <text:span text:style-name="T7">Colunas/campos] [</text:span><text:span text:style-name="T31">Relacionamento</text:span><text:span text:style-name="T32"> </text:span><text:span text:style-name="T36">→ </text:span><text:span text:style-name="T38">Cardinalidade] [Instância</text:span><text:span text:style-name="T34"> </text:span><text:span text:style-name="T39">→</text:span> <text:span text:style-name="T7">Linhas/registros/tuplas]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2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0">
          <table:covered-table-cell/>
          <table:table-cell table:style-name="ce12" office:value-type="string" calcext:value-type="string">
            <text:p><text:span text:style-name="T96">Sistemas Gerenciadores de Banco de Dados: tabelas, visões </text:span><text:span text:style-name="T26">(selects armazenados na memória cache)</text:span><text:span text:style-name="T103">, índices</text:span><text:span text:style-name="T26"> (resumo de grandes tabelas)</text:span><text:span text:style-name="T103">, sequências </text:span><text:span text:style-name="T26">(criam um valor para uma chave primária)</text:span><text:span text:style-name="T103">, sinônimos </text:span><text:span text:style-name="T26">(referencia outro esquema de um BD distribuído)</text:span><text:span text:style-name="T103">, restrições </text:span><text:span text:style-name="T26">(regras para garantir a integridade)</text:span><text:span text:style-name="T103">, dicionário de dados</text:span><text:span text:style-name="T26"> (documento de metadados sobre a estrutura do BD)</text:span>, restrições de integridade <text:span text:style-name="T40">(domínio, referencial, vazio, chave ou definida pelo usuário)</text:span><text:span text:style-name="T103">, constraints</text:span><text:span text:style-name="T26">(de </text:span><text:span text:style-name="T104">TIPOS, NOT NULL, UNIQUE, PK, FK, DEFAULT, CHECK</text:span><text:span text:style-name="T105">)</text:span><text:span text:style-name="T106">, tipos de dados </text:span><text:span text:style-name="T107">(</text:span><text:span text:style-name="T104">int</text:span><text:span text:style-name="T105">, </text:span><text:span text:style-name="T104">char</text:span><text:span text:style-name="T105">, </text:span><text:span text:style-name="T104">varchar</text:span><text:span text:style-name="T105">, </text:span><text:span text:style-name="T104">float</text:span><text:span text:style-name="T105">, </text:span><text:span text:style-name="T108">date</text:span><text:span text:style-name="T109">)</text:span>, SQL, PL/SQL. <text:span text:style-name="T7">(e seus parâmetros)</text:span></text:p>
          </table:table-cell>
          <table:table-cell table:number-columns-repeated="2"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28" table:number-columns-spanned="3" table:number-rows-spanned="1"/>
          <table:covered-table-cell table:style-name="ce105"/>
          <table:covered-table-cell/>
          <table:table-cell table:number-columns-repeated="1020"/>
        </table:table-row>
        <table:table-row table:style-name="ro14">
          <table:covered-table-cell/>
          <table:table-cell table:style-name="ce18" office:value-type="string" calcext:value-type="string">
            <text:p>Se sobrar tempo, veja:</text:p>
          </table:table-cell>
          <table:table-cell table:style-name="ce7"/>
          <table:table-cell table:style-name="ce19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Scrum, XP</text:p>
          </table:table-cell>
          <table:table-cell table:style-name="ce7"/>
          <table:table-cell table:style-name="ce19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Arquiteturas de componentes: Microsoft COM, .Net, J2EE.</text:p>
          </table:table-cell>
          <table:table-cell table:style-name="ce7"/>
          <table:table-cell table:style-name="ce19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AJAX</text:p>
          </table:table-cell>
          <table:table-cell table:style-name="ce7"/>
          <table:table-cell table:style-name="ce19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" office:value-type="string" calcext:value-type="string">
            <text:p>CSS</text:p>
          </table:table-cell>
          <table:table-cell table:style-name="ce7" office:value-type="string" calcext:value-type="string">
            <text:p>OK</text:p>
          </table:table-cell>
          <table:table-cell table:style-name="ce19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covered-table-cell/>
          <table:table-cell table:style-name="ce20" office:value-type="string" calcext:value-type="string">
            <text:p>Programação Web: conceitos fundamentais, persistência, camadas e design patterns.</text:p>
          </table:table-cell>
          <table:table-cell table:style-name="ce7"/>
          <table:table-cell table:style-name="ce19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20" office:value-type="string" calcext:value-type="string">
            <text:p>Web services usando REST, SOAP e WebApi:</text:p>
          </table:table-cell>
          <table:table-cell table:style-name="ce7"/>
          <table:table-cell table:style-name="ce19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20" office:value-type="string" calcext:value-type="string">
            <text:p>Procedimentos armazenados ("Stored Procedures")</text:p>
          </table:table-cell>
          <table:table-cell table:style-name="ce7" office:value-type="string" calcext:value-type="string">
            <text:p>OK</text:p>
          </table:table-cell>
          <table:table-cell table:style-name="ce19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20" office:value-type="string" calcext:value-type="string">
            <text:p>Gatilhos ("Triggers") <text:span text:style-name="T7">(stored procedure disparado por evento DML)</text:span></text:p>
          </table:table-cell>
          <table:table-cell table:style-name="ce7" office:value-type="string" calcext:value-type="string">
            <text:p>OK</text:p>
          </table:table-cell>
          <table:table-cell table:style-name="ce19" office:value-type="string" calcext:value-type="string">
            <text:p>Falta</text:p>
          </table:table-cell>
          <table:table-cell table:number-columns-repeated="1020"/>
        </table:table-row>
        <table:table-row table:style-name="ro14">
          <table:table-cell/>
          <table:table-cell table:style-name="ce20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7"/>
          <table:table-cell table:style-name="ce19" office:value-type="string" calcext:value-type="string">
            <text:p>Falta</text:p>
          </table:table-cell>
          <table:table-cell table:number-columns-repeated="1020"/>
        </table:table-row>
        <table:table-row table:style-name="ro14" table:number-rows-repeated="104850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Calibri3" svg:font-family="Calibri" style:font-family-generic="swiss"/>
    <style:font-face style:name="Californian FB" svg:font-family="'Californian FB'" style:font-family-generic="roman" style:font-pitch="variabl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7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2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2P2" style:volatile="true" number:language="pt" number:country="BR">
      <number:text> </number:text>
      <number:fill-character> </number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3P2" style:volatile="true" number:language="pt" number:country="BR">
      <number:text> R$ </number:text>
      <number:fill-character> </number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5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sti</meta:initial-creator>
    <meta:creation-date>2014-12-16T18:10:59Z</meta:creation-date>
    <dc:date>2024-04-26T08:08:40.897000000</dc:date>
    <meta:print-date>2015-04-13T22:24:15Z</meta:print-date>
    <meta:editing-cycles>72</meta:editing-cycles>
    <meta:editing-duration>PT2H10M25S</meta:editing-duration>
    <meta:document-statistic meta:table-count="5" meta:cell-count="54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